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Record.process( ClusterRecord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cord.do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paceRecord.NamespaceRecord( String oldPrefix , String newPrefix , String uri ,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Record.getNew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cord.NamespaceRecord(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cord.getOl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cord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cord.do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